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style:font-size-asian="15pt" style:font-size-complex="15pt"/>
    </style:style>
    <style:style style:name="P2" style:family="paragraph" style:parent-style-name="Text_20_body">
      <style:paragraph-properties fo:margin-top="0cm" fo:margin-bottom="0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testautomationguru_category_docker</text:p>
      <text:p text:style-name="P1"/>
      <text:p text:style-name="Text_20_body">http://www.testautomationguru.com/category/docker/page/2/</text:p>
      <text:p text:style-name="Text_20_body">Category: Docker </text:p>
      <text:h text:style-name="Heading_20_3" text:outline-level="3"><text:a xlink:type="simple" xlink:href="http://www.testautomationguru.com/selenium-docker-integration-through-jenkinsfile-part-1-setting-up-tests-and-dependencies/" text:style-name="Internet_20_link" text:visited-style-name="Visited_20_Internet_20_Link">Selenium Docker Integration Through Jenkinsfile – Part 1 – Setting Up Tests &amp; Dependencies</text:a></text:h>
      <text:p text:style-name="Text_20_body">June 18, 2018 <text:a xlink:type="simple" xlink:href="http://www.testautomationguru.com/selenium-docker-integration-through-jenkinsfile-part-1-setting-up-tests-and-dependencies/#respond" text:style-name="Internet_20_link" text:visited-style-name="Visited_20_Internet_20_Link">No comments</text:a> Article </text:p>
      <text:p text:style-name="Text_20_body">Overview: We already have seen how to create a disposable selenium grid at run time using Docker. How To Create A Disposable Selenium Grid Infrastructure using Docker How To Create A Disposable Selenium Grid Infrastructure using Docker – Using Zalenium In this article, We are going to see how to run our automated tests inside</text:p>
      <text:p text:style-name="P2"><text:a xlink:type="simple" xlink:href="http://www.testautomationguru.com/selenium-docker-integration-through-jenkinsfile-part-1-setting-up-tests-and-dependencies/" text:style-name="Internet_20_link" text:visited-style-name="Visited_20_Internet_20_Link">Read More </text:a></text:p>
      <text:h text:style-name="Heading_20_3" text:outline-level="3"/>
      <text:h text:style-name="Heading_20_3" text:outline-level="3"><text:a xlink:type="simple" xlink:href="http://www.testautomationguru.com/selenium-docker-integration-through-jenkinsfile-part-2-building-docker-image-pushing-to-dockerhub/" text:style-name="Internet_20_link" text:visited-style-name="Visited_20_Internet_20_Link">Selenium Docker Integration Through Jenkinsfile – Part 2 – Building Docker Image &amp; Pushing To Dockerhub</text:a></text:h>
      <text:p text:style-name="Text_20_body">June 25, 2018 <text:a xlink:type="simple" xlink:href="http://www.testautomationguru.com/selenium-docker-integration-through-jenkinsfile-part-2-building-docker-image-pushing-to-dockerhub/#comments" text:style-name="Internet_20_link" text:visited-style-name="Visited_20_Internet_20_Link">4 comments</text:a> Article </text:p>
      <text:p text:style-name="Text_20_body">Overview: This is Part 2 of Selenium Docker Integration Through Jenkinsfile series. If you have not read the Part 1, I would request you to check here. In this part, Lets see how to create a Dockerfile, build an Image using Dockerfile and push the image to Docker hub for distribution. Prerequisite: You have working project in GitHub</text:p>
      <text:p text:style-name="P2"><text:a xlink:type="simple" xlink:href="http://www.testautomationguru.com/selenium-docker-integration-through-jenkinsfile-part-2-building-docker-image-pushing-to-dockerhub/" text:style-name="Internet_20_link" text:visited-style-name="Visited_20_Internet_20_Link">Read More </text:a></text:p>
      <text:p text:style-name="Text_20_body"/>
      <text:h text:style-name="Heading_20_3" text:outline-level="3"><text:a xlink:type="simple" xlink:href="http://www.testautomationguru.com/selenium-docker-integration-through-jenkinsfile-part-3-executing-tests-inside-docker-container/" text:style-name="Internet_20_link" text:visited-style-name="Visited_20_Internet_20_Link">Selenium Docker Integration Through Jenkinsfile – Part 3 – Executing Tests Inside Docker Container</text:a></text:h>
      <text:p text:style-name="Text_20_body">July 2, 2018 <text:a xlink:type="simple" xlink:href="http://www.testautomationguru.com/selenium-docker-integration-through-jenkinsfile-part-3-executing-tests-inside-docker-container/#comments" text:style-name="Internet_20_link" text:visited-style-name="Visited_20_Internet_20_Link">6 comments</text:a> Article </text:p>
      <text:p text:style-name="Text_20_body">Overview: This is Part 3 of Selenium Docker Integration Through Jenkinsfile series. If you have not read the Part 1 &amp; Part 2, I would request you to check below. Selenium Docker Integration Through Jenkinsfile – Part 1 – Setting Up Tests &amp; Dependencies Selenium Docker Integration Through Jenkinsfile – Part 2 – Building Docker Image &amp;</text:p>
      <text:p text:style-name="P2"><text:a xlink:type="simple" xlink:href="http://www.testautomationguru.com/selenium-docker-integration-through-jenkinsfile-part-3-executing-tests-inside-docker-container/" text:style-name="Internet_20_link" text:visited-style-name="Visited_20_Internet_20_Link">Read More </text:a></text:p>
      <text:p text:style-name="Text_20_body"/>
      <text:h text:style-name="Heading_20_3" text:outline-level="3"><text:soft-page-break/><text:a xlink:type="simple" xlink:href="http://www.testautomationguru.com/embedding-zalenium-live-execution-in-jenkins/" text:style-name="Internet_20_link" text:visited-style-name="Visited_20_Internet_20_Link">Selenium WebDriver – Embedding Zalenium Live Preview In Jenkins</text:a></text:h>
      <text:p text:style-name="Text_20_body">June 11, 2018 <text:a xlink:type="simple" xlink:href="http://www.testautomationguru.com/embedding-zalenium-live-execution-in-jenkins/#comments" text:style-name="Internet_20_link" text:visited-style-name="Visited_20_Internet_20_Link">4 comments</text:a> Article </text:p>
      <text:p text:style-name="Text_20_body">Overview: I have been using Docker a lot for my automated Selenium Webdriver test execution. I use Zalenium for the selenium grid. If you are not sure what Zalenium is, I would suggest you to take a look at this article first. Zalenium – Yet Another Dockerized Selenium Grid To dockerize your automated tests, check</text:p>
      <text:p text:style-name="P2"><text:a xlink:type="simple" xlink:href="http://www.testautomationguru.com/embedding-zalenium-live-execution-in-jenkins/" text:style-name="Internet_20_link" text:visited-style-name="Visited_20_Internet_20_Link">Read More </text:a></text:p>
      <text:p text:style-name="Text_20_body"/>
      <text:h text:style-name="Heading_20_3" text:outline-level="3"><text:a xlink:type="simple" xlink:href="http://www.testautomationguru.com/selenium-webdriver-how-to-distribute-docker-images-part-3/" text:style-name="Internet_20_link" text:visited-style-name="Visited_20_Internet_20_Link">Selenium WebDriver – How To Distribute Docker Images – Part 3</text:a></text:h>
      <text:p text:style-name="Text_20_body">April 2, 2018 <text:a xlink:type="simple" xlink:href="http://www.testautomationguru.com/selenium-webdriver-how-to-distribute-docker-images-part-3/#comments" text:style-name="Internet_20_link" text:visited-style-name="Visited_20_Internet_20_Link">6 comments</text:a> Article </text:p>
      <text:p text:style-name="Text_20_body">Overview: The modern cloud infrastructure, continuous integration &amp; deployment processes etc have completely changed the way how applications are deployed in production nowadays. In order to release new features faster in Production, you need to reduce time we take in the each phase of the SDLC. As an automation lead/architect, It could be your responsibility to</text:p>
      <text:p text:style-name="P2"><text:a xlink:type="simple" xlink:href="http://www.testautomationguru.com/selenium-webdriver-how-to-distribute-docker-images-part-3/" text:style-name="Internet_20_link" text:visited-style-name="Visited_20_Internet_20_Link">Read More </text:a></text:p>
      <text:p text:style-name="Text_20_body"/>
      <text:h text:style-name="Heading_20_3" text:outline-level="3"><text:a xlink:type="simple" xlink:href="http://www.testautomationguru.com/selenium-webdriver-file-downloads-uploads-using-docker-grids/" text:style-name="Internet_20_link" text:visited-style-name="Visited_20_Internet_20_Link">Selenium WebDriver – File Downloads &amp; Uploads Using Docker Grids</text:a></text:h>
      <text:p text:style-name="Text_20_body">February 12, 2018 <text:a xlink:type="simple" xlink:href="http://www.testautomationguru.com/selenium-webdriver-file-downloads-uploads-using-docker-grids/#comments" text:style-name="Internet_20_link" text:visited-style-name="Visited_20_Internet_20_Link">8 comments</text:a> Article </text:p>
      <text:p text:style-name="Text_20_body">Overview: TestAutomationGuru has released few articles on using docker for Selenium Grids &amp; to run your automated inside the docker containers. This approach has a lot of advantages like saving your time from setting up your remote/cloud machines &amp; dealing with dependency related issues. It is easily scalable as well! If you have not read below</text:p>
      <text:p text:style-name="Text_20_body"><text:a xlink:type="simple" xlink:href="http://www.testautomationguru.com/selenium-webdriver-file-downloads-uploads-using-docker-grids/" text:style-name="Internet_20_link" text:visited-style-name="Visited_20_Internet_20_Link">Read More </text:a></text:p>
      <text:h text:style-name="Heading_20_3" text:outline-level="3"><text:a xlink:type="simple" xlink:href="http://www.testautomationguru.com/selenium-webdriver-running-dockerizied-automated-tests-using-portainer/" text:style-name="Internet_20_link" text:visited-style-name="Visited_20_Internet_20_Link">Selenium WebDriver – Running Dockerizied Automated Tests using Portainer</text:a></text:h>
      <text:p text:style-name="Text_20_body">September 11, 2017 <text:a xlink:type="simple" xlink:href="http://www.testautomationguru.com/selenium-webdriver-running-dockerizied-automated-tests-using-portainer/#comments" text:style-name="Internet_20_link" text:visited-style-name="Visited_20_Internet_20_Link">2 comments</text:a> Article </text:p>
      <text:p text:style-name="Text_20_body">Overview: TestAutomationGuru has already released few articles on creating a docker image with your tests + all the dependencies and running them on a docker container as and when we want! Running Automated Tests Inside A Docker Container Running Multiple Test Suites using Docker Compose In the above articles, even if we had automated the process</text:p>
      <text:p text:style-name="P2"><text:a xlink:type="simple" xlink:href="http://www.testautomationguru.com/selenium-webdriver-running-dockerizied-automated-tests-using-portainer/" text:style-name="Internet_20_link" text:visited-style-name="Visited_20_Internet_20_Link">Read More </text:a></text:p>
      <text:p text:style-name="Text_20_body"/>
      <text:h text:style-name="Heading_20_3" text:outline-level="3"><text:soft-page-break/><text:a xlink:type="simple" xlink:href="http://www.testautomationguru.com/selenium-webdriver-how-to-run-multiple-test-suites-using-docker-compose/" text:style-name="Internet_20_link" text:visited-style-name="Visited_20_Internet_20_Link">Selenium WebDriver – How To Run Multiple Test Suites Using Docker Compose – Part 2</text:a></text:h>
      <text:p text:style-name="Text_20_body">August 28, 2017 <text:a xlink:type="simple" xlink:href="http://www.testautomationguru.com/selenium-webdriver-how-to-run-multiple-test-suites-using-docker-compose/#comments" text:style-name="Internet_20_link" text:visited-style-name="Visited_20_Internet_20_Link">14 comments</text:a> Article </text:p>
      <text:p text:style-name="Text_20_body">Overview: The modern cloud infrastructure, continuous integration &amp; deployment processes etc have completely changed the way how applications are deployed in production nowadays. In order to release new features faster in Production, you need to reduce time we take in the each phase of the SDLC. As an automation lead/architect, It could be your responsibility to</text:p>
      <text:p text:style-name="P2"><text:a xlink:type="simple" xlink:href="http://www.testautomationguru.com/selenium-webdriver-how-to-run-multiple-test-suites-using-docker-compose/" text:style-name="Internet_20_link" text:visited-style-name="Visited_20_Internet_20_Link">Read More </text:a></text:p>
      <text:p text:style-name="Text_20_body"/>
      <text:h text:style-name="Heading_20_3" text:outline-level="3"><text:a xlink:type="simple" xlink:href="http://www.testautomationguru.com/selenium-webdriver-how-to-run-automated-tests-inside-a-docker-container/" text:style-name="Internet_20_link" text:visited-style-name="Visited_20_Internet_20_Link">Selenium WebDriver – How To Run Automated Tests Inside A Docker Container – Part 1</text:a></text:h>
      <text:p text:style-name="Text_20_body">August 21, 2017 <text:a xlink:type="simple" xlink:href="http://www.testautomationguru.com/selenium-webdriver-how-to-run-automated-tests-inside-a-docker-container/#comments" text:style-name="Internet_20_link" text:visited-style-name="Visited_20_Internet_20_Link">37 comments</text:a> Article </text:p>
      <text:p text:style-name="Text_20_body">Overview: Testautomationguru already has few docker and selenium related articles which talks about setting up the dockerized selenium grid. Setting up Dockerized Selenium grid. Managing Dockerized Selenium Grid using Arquillian cube. Setting up Dockerized Selenium grid in AWS / Cloud using RancherOS Even if we have a selenium grid, we still need a host to run our tests – ie.. a</text:p>
      <text:p text:style-name="Text_20_body"><text:a xlink:type="simple" xlink:href="http://www.testautomationguru.com/selenium-webdriver-how-to-run-automated-tests-inside-a-docker-container/" text:style-name="Internet_20_link" text:visited-style-name="Visited_20_Internet_20_Link">Read More </text:a></text:p>
      <text:h text:style-name="Heading_20_3" text:outline-level="3"><text:a xlink:type="simple" xlink:href="http://www.testautomationguru.com/selenium-webdriver-how-to-manage-docker-grid-using-rancheros/" text:style-name="Internet_20_link" text:visited-style-name="Visited_20_Internet_20_Link">Selenium WebDriver – How To Set Up Dockerized Selenium Grid in AWS / Cloud</text:a></text:h>
      <text:p text:style-name="Text_20_body">August 14, 2017 <text:a xlink:type="simple" xlink:href="http://www.testautomationguru.com/selenium-webdriver-how-to-manage-docker-grid-using-rancheros/#comments" text:style-name="Internet_20_link" text:visited-style-name="Visited_20_Internet_20_Link">1 comment</text:a> Article </text:p>
      <text:p text:style-name="Text_20_body">Overview: We already have seen setting up JMeter Distributed Infrastructure using RancherOS.  We will see how to manage dockerized selenium grid using RancherOS. Rancher helps us to set up the grid in the local machine / AWS / any cloud. I would suggest you to read the above article on setting up the Rancher UI</text:p>
      <text:p text:style-name="P2"><text:a xlink:type="simple" xlink:href="http://www.testautomationguru.com/selenium-webdriver-how-to-manage-docker-grid-using-rancheros/" text:style-name="Internet_20_link" text:visited-style-name="Visited_20_Internet_20_Link">Read More </text:a></text:p>
      <text:p text:style-name="Standard"/>
      <text:h text:style-name="Heading_20_3" text:outline-level="3"><text:a xlink:type="simple" xlink:href="http://www.testautomationguru.com/selenium-webdriver-disposable-selenium-grid-infrastructure-setup-using-zalenium/" text:style-name="Internet_20_link" text:visited-style-name="Visited_20_Internet_20_Link">Selenium WebDriver – Disposable Selenium Grid Infrastructure Setup using Zalenium</text:a></text:h>
      <text:p text:style-name="Text_20_body">May 29, 2017 <text:a xlink:type="simple" xlink:href="http://www.testautomationguru.com/selenium-webdriver-disposable-selenium-grid-infrastructure-setup-using-zalenium/#respond" text:style-name="Internet_20_link" text:visited-style-name="Visited_20_Internet_20_Link">No comments</text:a> Article </text:p>
      <text:p text:style-name="Text_20_body">Overview: We already have seen the challenges related to setting up the Selenium Grid infrastructure and how docker helps us in setting up a flexible/disposable/highly scalable selenium grid within few seconds in these articles below. Docker – Selenium Grid Setup Arquillian Cube – Managing Dockerized Selenium Grid In this article, We will see how Zalenium</text:p>
      <text:p text:style-name="P2"><text:a xlink:type="simple" xlink:href="http://www.testautomationguru.com/selenium-webdriver-disposable-selenium-grid-infrastructure-setup-using-zalenium/" text:style-name="Internet_20_link" text:visited-style-name="Visited_20_Internet_20_Link">Read More </text:a></text:p>
      <text:p text:style-name="Text_20_body"/>
      <text:h text:style-name="Heading_20_3" text:outline-level="3"><text:soft-page-break/><text:a xlink:type="simple" xlink:href="http://www.testautomationguru.com/selenium-webdriver-managing-selenium-grid-infrastructure-using-arquillian-cube/" text:style-name="Internet_20_link" text:visited-style-name="Visited_20_Internet_20_Link">Selenium WebDriver – Managing Selenium Grid Infrastructure using Arquillian Cube</text:a></text:h>
      <text:p text:style-name="Text_20_body">April 24, 2017 <text:a xlink:type="simple" xlink:href="http://www.testautomationguru.com/selenium-webdriver-managing-selenium-grid-infrastructure-using-arquillian-cube/#comments" text:style-name="Internet_20_link" text:visited-style-name="Visited_20_Internet_20_Link">10 comments</text:a> Article </text:p>
      <text:p text:style-name="Text_20_body">In the previous article, we saw how easily we could set up the selenium-grid infrastructure using docker. By using docker-compose file, we can setup the containers for the selenium grid. Then we can start our automated functional tests using the grid. Once the execution is done, we can issue a simple command to bring the entire selenium</text:p>
      <text:p text:style-name="P2"><text:a xlink:type="simple" xlink:href="http://www.testautomationguru.com/selenium-webdriver-managing-selenium-grid-infrastructure-using-arquillian-cube/" text:style-name="Internet_20_link" text:visited-style-name="Visited_20_Internet_20_Link">Read More </text:a></text:p>
      <text:p text:style-name="Text_20_body"/>
      <text:h text:style-name="Heading_20_3" text:outline-level="3"><text:a xlink:type="simple" xlink:href="http://www.testautomationguru.com/selenium-grid-setup-using-docker/" text:style-name="Internet_20_link" text:visited-style-name="Visited_20_Internet_20_Link">Selenium WebDriver – How To Create A Disposable Selenium Grid Infrastructure using Docker</text:a></text:h>
      <text:p text:style-name="Text_20_body">April 17, 2017 <text:a xlink:type="simple" xlink:href="http://www.testautomationguru.com/selenium-grid-setup-using-docker/#comments" text:style-name="Internet_20_link" text:visited-style-name="Visited_20_Internet_20_Link">6 comments</text:a> Article </text:p>
      <text:p text:style-name="Text_20_body">Selenium Grid – Overview: Selenium Grid is used to run our tests on different OS/browsers in parallel. It basically uses master-slaves (or hub-nodes) concept – where there is one master/hub and there are few slaves/nodes registered to the master/hub. When we send our tests to the master/hub for execution, based on the browser/OS requirements of</text:p>
      <text:p text:style-name="P2"><text:a xlink:type="simple" xlink:href="http://www.testautomationguru.com/selenium-grid-setup-using-docker/" text:style-name="Internet_20_link" text:visited-style-name="Visited_20_Internet_20_Link">Read More </text:a></text:p>
      <text:p text:style-name="Text_20_body"/>
      <text:h text:style-name="Heading_20_3" text:outline-level="3"><text:a xlink:type="simple" xlink:href="http://www.testautomationguru.com/jmeter-distributed-load-testing-using-docker-rancheros-in-cloud/" text:style-name="Internet_20_link" text:visited-style-name="Visited_20_Internet_20_Link">JMeter – Distributed Load Testing using Docker + RancherOS in Cloud</text:a></text:h>
      <text:p text:style-name="Text_20_body">December 19, 2016 <text:a xlink:type="simple" xlink:href="http://www.testautomationguru.com/jmeter-distributed-load-testing-using-docker-rancheros-in-cloud/#respond" text:style-name="Internet_20_link" text:visited-style-name="Visited_20_Internet_20_Link">No comments</text:a> Article </text:p>
      <text:p text:style-name="Text_20_body">Setting up the JMeter distributed test infrastructure for the performance testing is not very easy! We already have seen that Docker can help us here in setting up the infrastructure. If you have not read the articles of TestAutomationGuru, I would suggest you to check these. Distributed Load Testing using Docker Distributed Load Testing using</text:p>
      <text:p text:style-name="P2"><text:a xlink:type="simple" xlink:href="http://www.testautomationguru.com/jmeter-distributed-load-testing-using-docker-rancheros-in-cloud/" text:style-name="Internet_20_link" text:visited-style-name="Visited_20_Internet_20_Link">Read More </text:a></text:p>
      <text:p text:style-name="Text_20_body"/>
      <text:h text:style-name="Heading_20_3" text:outline-level="3"><text:a xlink:type="simple" xlink:href="http://www.testautomationguru.com/jmeter-make-data-sharing-easy-in-distributed-mode-using-redis/" text:style-name="Internet_20_link" text:visited-style-name="Visited_20_Internet_20_Link">JMeter – How To Share Data In Distributed Load Testing</text:a></text:h>
      <text:p text:style-name="Text_20_body">October 17, 2016 <text:a xlink:type="simple" xlink:href="http://www.testautomationguru.com/jmeter-make-data-sharing-easy-in-distributed-mode-using-redis/#comments" text:style-name="Internet_20_link" text:visited-style-name="Visited_20_Internet_20_Link">4 comments</text:a> Article </text:p>
      <text:p text:style-name="Text_20_body">In this article, I would like to show how we can share data among all the JMeter servers in distributed mode. Problem Statement: If you have been running JMeter in distributed mode, you might already know that setting up all the JMeter servers with all the dependency is a pain. We already see that docker greatly simplifies</text:p>
      <text:p text:style-name="Text_20_body"><text:a xlink:type="simple" xlink:href="http://www.testautomationguru.com/jmeter-make-data-sharing-easy-in-distributed-mode-using-redis/" text:style-name="Internet_20_link" text:visited-style-name="Visited_20_Internet_20_Link">Read More </text:a></text:p>
      <text:h text:style-name="Heading_20_3" text:outline-level="3"><text:soft-page-break/><text:a xlink:type="simple" xlink:href="http://www.testautomationguru.com/jmeter-scaling-out-load-servers-using-docker-compose-in-distributed-load-testing/" text:style-name="Internet_20_link" text:visited-style-name="Visited_20_Internet_20_Link">JMeter – Scaling out load generators using Docker Compose in distributed load testing</text:a></text:h>
      <text:p text:style-name="Text_20_body">September 26, 2016 <text:a xlink:type="simple" xlink:href="http://www.testautomationguru.com/jmeter-scaling-out-load-servers-using-docker-compose-in-distributed-load-testing/#comments" text:style-name="Internet_20_link" text:visited-style-name="Visited_20_Internet_20_Link">8 comments</text:a> Article </text:p>
      <text:p text:style-name="Text_20_body">In this post, I would like to show how to create multiple instances of JMeter servers/slaves on demand using docker compose. I assume you have some idea on using docker in JMeter distributed load testing. If not, please read this post first. Docker Compose: As part of our application design, we might have a webserver, few app servers</text:p>
      <text:p text:style-name="P2"><text:a xlink:type="simple" xlink:href="http://www.testautomationguru.com/jmeter-scaling-out-load-servers-using-docker-compose-in-distributed-load-testing/" text:style-name="Internet_20_link" text:visited-style-name="Visited_20_Internet_20_Link">Read More </text:a></text:p>
      <text:p text:style-name="Text_20_body"/>
      <text:h text:style-name="Heading_20_3" text:outline-level="3"><text:a xlink:type="simple" xlink:href="http://www.testautomationguru.com/jmeter-distributed-load-testing-using-docker-in-aws/" text:style-name="Internet_20_link" text:visited-style-name="Visited_20_Internet_20_Link">JMeter – Distributed Load Testing using Docker in AWS</text:a></text:h>
      <text:p text:style-name="Text_20_body">August 15, 2016 <text:a xlink:type="simple" xlink:href="http://www.testautomationguru.com/jmeter-distributed-load-testing-using-docker-in-aws/#comments" text:style-name="Internet_20_link" text:visited-style-name="Visited_20_Internet_20_Link">25 comments</text:a> Article </text:p>
      <text:p text:style-name="Text_20_body">In the Previous post, We had learnt how to use docker in creating multiple containers running jmeter-server for distributed load testing. But we had created all the containers in the same host. Even if we can not use the single-host containers for performance testing with huge load, before pushing your performance test script related changes to</text:p>
      <text:p text:style-name="P2"><text:a xlink:type="simple" xlink:href="http://www.testautomationguru.com/jmeter-distributed-load-testing-using-docker-in-aws/" text:style-name="Internet_20_link" text:visited-style-name="Visited_20_Internet_20_Link">Read More </text:a></text:p>
      <text:p text:style-name="Text_20_body"/>
      <text:h text:style-name="Heading_20_3" text:outline-level="3"><text:a xlink:type="simple" xlink:href="http://www.testautomationguru.com/jmeter-distributed-load-testing-using-docker/" text:style-name="Internet_20_link" text:visited-style-name="Visited_20_Internet_20_Link">JMeter – Distributed Load Testing using Docker</text:a></text:h>
      <text:p text:style-name="Text_20_body">August 1, 2016 <text:a xlink:type="simple" xlink:href="http://www.testautomationguru.com/jmeter-distributed-load-testing-using-docker/#comments" text:style-name="Internet_20_link" text:visited-style-name="Visited_20_Internet_20_Link">17 comments</text:a> Article </text:p>
      <text:p text:style-name="Text_20_body">Overview: A single JMeter instance might not be able to generate enough load to stress test your application. As this site shows, one JMeter instance will be able to control many other remote JMeter instances and generate larger load on your application. JMeter uses Java RMI [Remote Method Invocation] to interact with objects in 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09:57:39.734550311</meta:creation-date>
    <dc:date>2018-10-27T11:39:47.089634953</dc:date>
    <meta:editing-duration>PT1H13M51S</meta:editing-duration>
    <meta:editing-cycles>1</meta:editing-cycles>
    <meta:document-statistic meta:table-count="0" meta:image-count="0" meta:object-count="0" meta:page-count="5" meta:paragraph-count="74" meta:word-count="1334" meta:character-count="8402" meta:non-whitespace-character-count="7070"/>
    <meta:generator>LibreOffice/6.0.6.2$Linux_X86_64 LibreOffice_project/00m0$Build-2</meta:generator>
  </office:meta>
</office:document-meta>
</file>